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language="es" fo:country="ES"/>
    </style:style>
    <style:style style:name="P3" style:family="paragraph" style:parent-style-name="Standard" style:list-style-name="L1">
      <style:paragraph-properties fo:text-align="justify" style:justify-single-word="false"/>
      <style:text-properties fo:language="es" fo:country="ES"/>
    </style:style>
    <style:style style:name="P4" style:family="paragraph" style:parent-style-name="Standard" style:list-style-name="L2">
      <style:text-properties fo:language="es" fo:country="E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I</text:p>
      <text:p text:style-name="P1"/>
      <text:p text:style-name="P1">1.1 El canon de Morgan y la explicación psicología del comportamientos</text:p>
      <text:p text:style-name="P1"/>
      <text:p text:style-name="P2">En ninguna caso podemos interpretar una acción como el resultado del ejercicio de una facultad psíquica de alto nivel, si puede ser interpretada como un resultado de el ejercicio que se encuentra en una menor escala psicológica. (Morgan 1894, 53)</text:p>
      <text:p text:style-name="P1"/>
      <text:p text:style-name="P1">1.2 Los parámetros del problema</text:p>
      <text:p text:style-name="P1"/>
      <text:p text:style-name="P2"><text:bookmark text:name="result_box"/>Una teoria que enfrente a la amplia gama de explicaciones psicológicas aplicada a criaturas no lingüisticas, y convenza, a la luz de <text:span text:style-name="T1">El Canon de Morgan</text:span> y las consideraciones generales que se mostraron en el apartado anterior, que estas explicaciones psicologicas son indispensables, será más natural preguntar cómo vamos a comprender los pensamientos y tipos de pensar que ahora se atribuyen a las criaturas que antes no se tomaban como candidatas para el pensamiento. Cuestiones como las siguiente me vienen a la mente.</text:p>
      <text:p text:style-name="P1"/>
      <text:list xml:id="list1519865803" text:style-name="L1">
        <text:list-item>
          <text:p text:style-name="P3">¿Puede un criatura no lingüistica ser descrita correctamente como teniendo creencias sobre como es el mundo (o de hecho, el conocimiento de como es el mundo)?. ¿Pueden ser correctamente descritos como teniendo deseos, esperanza o temores?. ¿Como puede un vocabulario psicologico caracterizar apropiadamente a las criaturas no lingüisticas relacionandolo con el lenguaje aplicado a las criaturas que usan lenguaje?. ¿Que tipo de cosas pueden no lingüisticamente ser pensadas?. ¿Como pueden animales y niños pre-lingüísticos captar pensamientos de una manera que influencia el comportamiento?.</text:p>
        </text:list-item>
        <text:list-item>
          <text:p text:style-name="P3"><text:bookmark text:name="result_box1"/>¿Los pensamientos de las criaturas no lingüísticas representan el mundo de una manera determinada (tienen contenido determinado)? Se puede caracterizar esos pensamientos en la forma en que se caracterizan el pensamiento de las criaturas que usan lenguaje, mediante el uso de la clausula "que" que especifica su contenido? ¿Son distintas las maneras en que las criaturas no linguisticas clasifican objetos en el pensamiento? ¿Los pensamientos de las criaturas no lingüísticas tienen algun tipo de estructura determinada? ¿Son ellas asimiladas como oraciones <text:s/>o son en realidad más cerca de representaciones perceptivas y las imágenes mentales?</text:p>
        </text:list-item>
        <text:list-item>
          <text:p text:style-name="P3">Si este es el caso que las criaturas no lingüisticas tienen creencias y deseos con determinados contenidos, ¿como podemos saber cuales son esos contenidos?. Como observadores del comportamiento en animales o niños nosotros nosotros por supuesto solo tenemos el comportamiento para seguirlos. ¿Como atribuimos pensamientos sobre la base de la conducta de una manera que explique la conducta?.</text:p>
        </text:list-item>
        <text:list-item>
          <text:p text:style-name="P3">Atribuir pensamiento a criaturas no lingüísticas explica su comportamiento de una forma parecida a como la atribución de pensamientos explica el comportamiento de las criaturas que usan lenguaje? ¿Podemos decir que una criatura no lingüísticas se comporta de cierta manera porque tiene creencias y deseos que hacen que un determinado el curso de acción racional sea adoptado? ¿Qué tipo de transiciones entre los pensamientos pueden hacer que las criaturas no lingüísticas? ¿Son ellos correctamente descritos como haciendo inferencias?.</text:p>
        </text:list-item>
      </text:list>
      <text:p text:style-name="P1"/>
      <text:p text:style-name="P2">Todas estas preguntas serán abordadas es este libro, se dividen en cuatro grupos diferentes. Las preguntas del primer grupo son ampliamente metafisicas. <text:bookmark text:name="result_box2"/>Todos ellos se refieren a la naturaleza y la mecánica del pensamiento no lingüístico. Preguntas acerca de si las criaturas no lingüísticas puede <text:s/>correctamente ser descritas como teniendo creencias y deseos se incluyen en este grupo, al igual que la cuestión de cómo tales creencias y deseos (si existen) pueden tener efectos en el comportamiento. El <text:soft-page-break/>segundo grupo de preguntas se refieren a la semantica del pensamiento no lingüistico. Estas son preguntas sobre como nosotros debemos entender el contenido del pensamiento no lingüistico y sobre los diferentes tipos de pensamiento disponible para las sin lingüisticamente. Dentro de este grupo estan, por ejemplo, la cuestión de si los pensamiento no lingüisticos son estructurados y la pregunta de si algun tipo de pensamiento no esta en principio disponibles para las creaturas no lingüisticas. El tercer grupo de preguntas son moyormente epistemologicas. Aun si todas las preguntas metafisicas son respondidas satisfactoriamente, necesitaremos alguna explicación de como podemos atribuir pensamiento a creaturas no lingüisticas. Necesitamos tener un metodo fiable para trabajar hacia atrás desde el comportamiento a los pensamientos que genera ese comportamiento. Sin esto seremos incapacez de desplegar nuestra nuestra teoría del pensamiento no lingüistico para la explicación del comportamiento. El cuarto y ultimo grupo de preguntas tiene que ver con la pratica de explicación dentro de la que se incluye la atribución de pemsamiento no lingüistico. En forma de explicación psicologica con la que estamos mas familiarizados (la estandar, explicaciones del comportamiento de los usuarios del lenguaje basados en <text:s/>creencias-deseos, conceptos que poseen los seres humanos) asumimos que la explicación psicologica es una reconstrucción idealizada de la practica de toma de decisiones. Con una explicación psicologíca citamos creencias y desires tales que el comportamiento del agente que esta siendo explicada podria estar motivado (y quizas incluso motivos) por estas creencias y deseos para actuar de la manera en que actuó. Así un correcto entendimiento de la practica de efrecer explicaciones psicologicas del comportamiento de creaturas no lingüisticas debe ofrecer una explicación creible de como las criaturas no lingüisticas se fijan sobre un particular curso de acción.</text:p>
      <text:p text:style-name="P2"/>
      <text:p text:style-name="P1">Una adecuada explicación del pensamiento no lingüístico necesita acomodarse a todas estas cuatro dimensiones. Debe cumplirse:</text:p>
      <text:p text:style-name="P1"/>
      <text:list xml:id="list2038575644" text:style-name="L2">
        <text:list-item>
          <text:p text:style-name="P4">Explicación de la metafísica del pensamiento no lingüístico.</text:p>
        </text:list-item>
        <text:list-item>
          <text:p text:style-name="P4">Explicación de la semántica del pensamiento no lingüístico.</text:p>
        </text:list-item>
        <text:list-item>
          <text:p text:style-name="P4">Explicación de como es posible para nosotros identificar el contenido de estos pensamientos.</text:p>
        </text:list-item>
        <text:list-item>
          <text:p text:style-name="P4">Explicación del proceso de toma de decisiones de las criaturas no lingüísticas de una manera que suscriba en la practica la explicación psicológica.</text:p>
        </text:list-item>
      </text:list>
      <text:p text:style-name="P1"/>
      <text:p text:style-name="P1">Estas cuatro dimensiones son acomodadas, por supuesto, por una teoria de algun tipo pensamiento (lingüistico o no lingüistico) y una manera de superar las dificultades particulares del pensamiento no lingüistico es mirando como estos cuatro canjunto de preguntas son tratadas por dos enfoques importantes de la naturaleza del pensamiento en general. Esa será la tarea en los siguientes capítulos.</text:p>
      <text:p text:style-name="P1"/>
      <text:p text:style-name="P2"><text:bookmark text:name="result_box3"/>Los dos enfoques que se discuten ofrecen muy diferentes explicaciones de la metafísica, la semántica, la epistemológica y la dimensión explicatica del pensamiento. Ambos comparten, sin embargo, el supuesto básico de que la única manera de entender el pensamiento es a través del lenguaje. Un enfoque, que tiene su origen en alguno de los escritos de Frege sobre la naturaleza del pensamiento, sostiene que sólo puede aproximarse a través del lenguaje natural. El segundo enfoque, inspirado por la teoría representacional de la mente de Fodor, explica el pensamiento a través de la hipótesis de un lenguaje interno del pensamiento. Voy a utilizar estas dos explicaciones como láminas con la idea de mostrar los desafíos que enfrenta el teórico del pensamiento no lingüístico.</text:p>
      <text:p text:style-name="P1"/>
      <text:p text:style-name="P2">Una de las razones para destacar el concepticón Fregueana del pensamiento y la hipotesis de la hipotesis del pensamiento es que ellas representan el punto extremo sobre un expectro de posibles <text:s/>posiciones con respecto a la pregunta de la prioridad relatica del pensamiento y el lenguaje. Considerando que el enfoque frequeano pensamiento ata al pensamiento inebitablemente a las <text:soft-page-break/>oraciones del lengueja natural y lo que es entender estas oraciones, la hipotesis del lenguaje del pensamiento invierte el orden de la explicación, <text:bookmark text:name="result_box4"/>sugiere que la idea misma de la comprensión de un lenguaje natural no tiene sentido sin suponer una lingüísticamente estructurada medio de representación interna. <text:bookmark text:name="result_box5"/>Un corolario de esto es que, mientras que el punto de vista Fregeano se exfuerza en el carácter distintivo del lenguaje de una manera que hace que la posibilidad del pensamiento no lingüístico parecer muy problemático, el punto de vista de Fodor va un largo camino hacia la asimilación de pensamiento lingüístico y <text:s/>el pensamiento no lingüístico.<text:bookmark text:name="result_box6"/> En contraste con estos dos enfoques, la explicación positivo de la naturaleza del pensamiento no lingüístico que voy a desarrollar en el cuerpo principal del libro tiene como objetivo mostrar tanto que el pensamiento no lingüístico tiene similitudes importantes con el pensamiento lingüístico y que existen limitaciones igualmente importante de los tipos de pensamiento que puede tener lugar en las criaturas no lingüís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6T12:07:20</meta:creation-date>
    <dc:date>2012-01-22T21:50:36</dc:date>
    <meta:editing-duration>PT5H51M59S</meta:editing-duration>
    <meta:editing-cycles>15</meta:editing-cycles>
    <meta:generator>LibreOffice/3.4$Linux LibreOffice_project/340m1$Build-402</meta:generator>
    <dc:creator>omerta </dc:creator>
    <meta:document-statistic meta:table-count="0" meta:image-count="0" meta:object-count="0" meta:page-count="3" meta:paragraph-count="18" meta:word-count="1302" meta:character-count="8644" meta:non-whitespace-character-count="7363"/>
  </office:meta>
</office:document-meta>
</file>